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itle">NÃO REPOUSES A TUA MÃO</text:p>
      <text:p text:style-name="Author">DESCONHECIDO</text:p>
      <text:p text:style-name="Date">2017-07-21T17:00:00+09:00</text:p>
      <text:h text:style-name="Heading_20_1" text:outline-level="1">NÃO REPOUSES A TUA MÃO</text:h>
      <text:p text:style-name="First_20_paragraph">"Quem somente observa o vento, nunca semeará, e o que olha para as nuvens nunca segará. Semeia pela manhã a tua semente, e à tarde não repouses a tua mão, porque não sabes qual prosperará: se esta, se aquela, ou se ambas igualmente serão boas" <text:a xlink:type="simple" xlink:href="http://bibliaonline.com.br/acf/ec/11/4,6" office:name=""><text:span text:style-name="Definition">Eclesiastes 11:4,6</text:span></text:a></text:p>
      <text:p text:style-name="Text_20_body">Paralisado como consequência de um acidente, um jovem chamado Pascal não tinha nenhuma companhia além daqueles que lhe prestavam cuidados. Condenado a permanecer inativo, passou a ler a Bíblia e Deus acabou por falar ao seu coração. Primeiro lhe mostrou o seu estado pecaminoso e então lhe apresentou ao Salvador, Jesus, o Filho amado de Deus, morto pelos pecadores.</text:p>
      <text:p text:style-name="Text_20_body">Finalmente, Deus quis fazer deste jovem um servo Seu. Mas como poderia? Primeiro, Pascal começou a orar com assiduidade, enquanto perseverava na leitura e meditação da Palavra de Deus. Passou muito tempo falando com Deus: orações pelos seus, por seus vizinhos, amigos e por todos os homens. Logo, Pascal pensou que poderia servir a Deus copiando passagens das Escrituras em pedaços de papel e lançando-os pela janela, esperando que Deus viesse a tocar a consciência de algum transeunte.</text:p>
      <text:p text:style-name="Text_20_body">Foi desta maneira que um homem idoso encontrou no chão um daqueles pequenos textos e leu: "Crê no Senhor Jesus e serás salvo" (<text:a xlink:type="simple" xlink:href="http://bibliaonline.com.br/acf/atos/16/31" office:name=""><text:span text:style-name="Definition">Atos. 16:31</text:span></text:a>). Desejou saber de onde vinha aquela mensagem e descobriu em Pascal alguém que tinha muitos motivos para se lamentar mas que, pelo contrário, irradiava alegria.</text:p>
      <text:p text:style-name="Text_20_body">Aquele testemunho vivo de um cristão cheio do amor de Deus tocou o coração do homem, o qual quis também conhecer a Jesus. Não demorou para que ambos, o jovem e o ancião, desfrutassem juntos da comunhão com o mesmo Salvador.</text:p>
      <text:p text:style-name="Text_20_body">Autor desconheci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ÃO REPOUSES A TUA MÃO</dc:title>
  </office:meta>
</office:document-meta>
</file>